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8777b" officeooo:paragraph-rsid="0018777b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8777b" officeooo:paragraph-rsid="0018777b" style:font-weight-asian="normal" style:font-weight-complex="normal"/>
    </style:style>
    <style:style style:name="P7" style:family="paragraph" style:parent-style-name="Standard" style:list-style-name="L1">
      <style:text-properties fo:color="#0066cc" fo:font-weight="normal" officeooo:rsid="0018777b" officeooo:paragraph-rsid="0018777b" style:font-weight-asian="normal" style:font-weight-complex="normal"/>
    </style:style>
    <style:style style:name="P8" style:family="paragraph" style:parent-style-name="Standard" style:list-style-name="L2">
      <style:text-properties fo:color="#996600" fo:font-weight="normal" officeooo:rsid="0018777b" officeooo:paragraph-rsid="0018777b" style:font-weight-asian="normal" style:font-weight-complex="normal"/>
    </style:style>
    <style:style style:name="P9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10" style:family="paragraph" style:parent-style-name="Standard">
      <style:text-properties fo:color="#000000" fo:font-weight="bold" officeooo:rsid="0018777b" officeooo:paragraph-rsid="0018777b" style:font-weight-asian="bold" style:font-weight-complex="bold"/>
    </style:style>
    <style:style style:name="P1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12" style:family="paragraph" style:parent-style-name="Standard">
      <style:text-properties fo:color="#000000" fo:font-weight="bold" officeooo:rsid="0018ddc2" officeooo:paragraph-rsid="0018ddc2" style:font-weight-asian="bold" style:font-weight-complex="bold"/>
    </style:style>
    <style:style style:name="P13" style:family="paragraph" style:parent-style-name="Standard">
      <style:text-properties fo:color="#000000" fo:font-weight="bold" officeooo:rsid="001af5d1" officeooo:paragraph-rsid="001af5d1" style:font-weight-asian="bold" style:font-weight-complex="bold"/>
    </style:style>
    <style:style style:name="P14" style:family="paragraph" style:parent-style-name="Standard">
      <style:text-properties fo:color="#0000cc" fo:font-weight="bold" officeooo:rsid="0018ddc2" officeooo:paragraph-rsid="0018ddc2" style:font-weight-asian="bold" style:font-weight-complex="bold"/>
    </style:style>
    <style:style style:name="T1" style:family="text">
      <style:text-properties fo:color="#0066cc"/>
    </style:style>
    <style:style style:name="T2" style:family="text">
      <style:text-properties fo:color="#996600"/>
    </style:style>
    <style:style style:name="T3" style:family="text">
      <style:text-properties fo:color="#996600" fo:font-weight="normal" style:font-weight-asian="normal" style:font-weight-complex="normal"/>
    </style:style>
    <style:style style:name="T4" style:family="text">
      <style:text-properties fo:color="#996600" style:text-position="0% 100%" fo:font-weight="normal" style:font-weight-asian="normal" style:font-weight-complex="normal"/>
    </style:style>
    <style:style style:name="T5" style:family="text">
      <style:text-properties fo:color="#996600" style:text-position="0% 100%" style:text-underline-style="none" fo:font-weight="normal" style:font-weight-asian="normal" style:font-weight-complex="normal"/>
    </style:style>
    <style:style style:name="T6" style:family="text">
      <style:text-properties officeooo:rsid="00165ab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text-underline-style="none" officeooo:rsid="001a892b"/>
    </style:style>
    <style:style style:name="T12" style:family="text">
      <style:text-properties style:text-position="0% 100%" style:text-underline-style="none" officeooo:rsid="001af5d1"/>
    </style:style>
    <style:style style:name="T13" style:family="text">
      <style:text-properties style:text-position="0% 100%" style:text-underline-style="none" fo:font-weight="normal" style:font-weight-asian="normal" style:font-weight-complex="normal"/>
    </style:style>
    <style:style style:name="T14" style:family="text">
      <style:text-properties style:text-position="0% 100%" style:text-underline-style="solid" style:text-underline-width="auto" style:text-underline-color="font-color" officeooo:rsid="001af5d1"/>
    </style:style>
    <style:style style:name="T15" style:family="text">
      <style:text-properties officeooo:rsid="0018777b"/>
    </style:style>
    <style:style style:name="T16" style:family="text">
      <style:text-properties fo:color="#0000cc"/>
    </style:style>
    <style:style style:name="T17" style:family="text">
      <style:text-properties fo:color="#0000cc" officeooo:rsid="0018777b"/>
    </style:style>
    <style:style style:name="T18" style:family="text">
      <style:text-properties fo:color="#0000cc" style:text-position="0% 100%" style:text-underline-style="none" fo:font-weight="normal" style:font-weight-asian="normal" style:font-weight-complex="normal"/>
    </style:style>
    <style:style style:name="T19" style:family="text">
      <style:text-properties fo:color="#66cc00"/>
    </style:style>
    <style:style style:name="T20" style:family="text">
      <style:text-properties fo:color="#66cc00" officeooo:rsid="0018777b"/>
    </style:style>
    <style:style style:name="T21" style:family="text">
      <style:text-properties fo:color="#000000" style:text-position="0% 100%" style:text-underline-style="none" fo:font-weight="normal" officeooo:rsid="001a892b" style:font-weight-asian="normal" style:font-weight-complex="normal"/>
    </style:style>
    <style:style style:name="T22" style:family="text">
      <style:text-properties fo:color="#000000" style:text-position="0% 100%" style:text-underline-style="none" fo:font-weight="normal" officeooo:rsid="001af5d1" style:font-weight-asian="normal" style:font-weight-complex="normal"/>
    </style:style>
    <style:style style:name="T23" style:family="text">
      <style:text-properties fo:color="#000000" style:text-position="0% 100%" style:text-underline-style="none" officeooo:rsid="001af5d1"/>
    </style:style>
    <style:style style:name="T24" style:family="text">
      <style:text-properties fo:color="#000000" style:text-position="super 58%" style:text-underline-style="none" fo:font-weight="normal" officeooo:rsid="001a892b" style:font-weight-asian="normal" style:font-weight-complex="normal"/>
    </style:style>
    <style:style style:name="T25" style:family="text">
      <style:text-properties fo:color="#000000" style:text-position="sub 58%" style:text-underline-style="none" fo:font-weight="normal" officeooo:rsid="001af5d1" style:font-weight-asian="normal" style:font-weight-complex="normal"/>
    </style:style>
    <style:style style:name="T26" style:family="text">
      <style:text-properties style:text-position="super 58%" fo:font-weight="normal" style:font-weight-asian="normal" style:font-weight-complex="normal"/>
    </style:style>
    <style:style style:name="T27" style:family="text">
      <style:text-properties style:text-position="super 58%" style:text-underline-style="none" officeooo:rsid="001a892b"/>
    </style:style>
    <style:style style:name="T28" style:family="text">
      <style:text-properties style:text-underline-style="solid" style:text-underline-width="auto" style:text-underline-color="font-color" officeooo:rsid="001a892b"/>
    </style:style>
    <style:style style:name="T29" style:family="text">
      <style:text-properties style:text-underline-style="none" officeooo:rsid="001a892b"/>
    </style:style>
    <style:style style:name="T30" style:family="text">
      <style:text-properties fo:color="#cc0000" style:text-position="0% 100%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5L<text:span text:style-name="T15">8</text:span> Notes</text:p>
      <text:p text:style-name="P2"/>
      <text:p text:style-name="P3">Objectives: </text:p>
      <text:list xml:id="list6258046464951673791" text:style-name="L1">
        <text:list-item>
          <text:p text:style-name="P7">Describe how to convert the mass of a substance to the number of moles of a substance, and moles to mass</text:p>
        </text:list-item>
        <text:list-item>
          <text:p text:style-name="P5"><text:span text:style-name="T1">Identify the volume of a quantity of gas at STP</text:span></text:p>
        </text:list-item>
      </text:list>
      <text:p text:style-name="P3"/>
      <text:p text:style-name="P3">Key Concepts:</text:p>
      <text:list xml:id="list6923522437262642938" text:style-name="L2">
        <text:list-item>
          <text:p text:style-name="P8">How do you convert the mass of a substance to the number of moles of the substance?</text:p>
        </text:list-item>
        <text:list-item>
          <text:p text:style-name="P6"><text:span text:style-name="T2">What is the volume of a gas at STP?</text:span></text:p>
        </text:list-item>
      </text:list>
      <text:p text:style-name="P1"/>
      <text:p text:style-name="P9">Vocabulary / <text:span text:style-name="T6">Important</text:span>:</text:p>
      <text:p text:style-name="P9"/>
      <text:p text:style-name="P10">Converting<text:span text:style-name="T19"> </text:span><text:span text:style-name="T16">Moles of Substance</text:span> to <text:span text:style-name="T19">Mass (grams)</text:span></text:p>
      <text:p text:style-name="P10"><text:span text:style-name="T16"/></text:p>
      <text:p text:style-name="P10"><text:span text:style-name="T16"><text:tab/></text:span><text:span text:style-name="T7">mass (grams) = number of moles * mass (grams) / 1 molecular</text:span></text:p>
      <text:p text:style-name="P10"><text:span text:style-name="T7"/></text:p>
      <text:p text:style-name="P10"><text:span text:style-name="T7"><text:tab/></text:span>ex: <text:span text:style-name="T7"><text:s/>mass of NaCL = 3.00 mol * 58.5g / 1 mol</text:span></text:p>
      <text:p text:style-name="P10"><text:span text:style-name="T7"><text:tab/><text:tab/><text:tab/> <text:s text:c="7"/>= 176 g</text:span></text:p>
      <text:p text:style-name="P10"><text:span text:style-name="T7"/></text:p>
      <text:p text:style-name="P10">..</text:p>
      <text:p text:style-name="P1"/>
      <text:p text:style-name="P12">Converting <text:span text:style-name="T20">Mass (grams) </text:span><text:span text:style-name="T15">to </text:span><text:span text:style-name="T17">Moles of Substance</text:span></text:p>
      <text:p text:style-name="P12"><text:span text:style-name="T17"/></text:p>
      <text:p text:style-name="P12"><text:span text:style-name="T17"><text:tab/></text:span><text:span text:style-name="T7">moles = mass (grams) * 1 mole / mass (grams) </text:span></text:p>
      <text:p text:style-name="P12"><text:span text:style-name="T7"/></text:p>
      <text:p text:style-name="P12"><text:span text:style-name="T7"><text:tab/></text:span>ex: <text:span text:style-name="T3">molar mass</text:span><text:span text:style-name="T7"> of Na</text:span><text:span text:style-name="T8">2</text:span><text:span text:style-name="T9">SO</text:span><text:span text:style-name="T8">4</text:span><text:span text:style-name="T9"> is </text:span><text:span text:style-name="T4">142.1 g/mol</text:span><text:span text:style-name="T9">.</text:span></text:p>
      <text:p text:style-name="P12"><text:span text:style-name="T9"><text:tab/><text:tab/>Moles of Na</text:span><text:span text:style-name="T8">2</text:span><text:span text:style-name="T9">SO</text:span><text:span text:style-name="T8">4</text:span><text:span text:style-name="T9"> = 10.0g * 1 mol / </text:span><text:span text:style-name="T4">142.1 g</text:span><text:span text:style-name="T9"> </text:span></text:p>
      <text:p text:style-name="P12"><text:span text:style-name="T9"><text:tab/><text:tab/><text:tab/><text:tab/> <text:s text:c="4"/>= 7.04 * 10</text:span><text:span text:style-name="T26">-2</text:span><text:span text:style-name="T9"> mol</text:span></text:p>
      <text:p text:style-name="P12"><text:span text:style-name="T17"/></text:p>
      <text:p text:style-name="P12">..</text:p>
      <text:p text:style-name="P12"/>
      <text:p text:style-name="P14"><text:tab/><text:span text:style-name="T28">Avogadro's hypothesis</text:span><text:span text:style-name="T29"> states that equal volumes of gases at the same temperature and <text:tab/>pressure contain equal numbers of particles.</text:span></text:p>
      <text:p text:style-name="P14"><text:span text:style-name="T29"/></text:p>
      <text:p text:style-name="P14"><text:span text:style-name="T29"><text:tab/>Standard temperature and pressure (STP) is a temperature of 0</text:span><text:span text:style-name="T27">o</text:span><text:span text:style-name="T11">C and a pressure of 101.3 <text:tab/>kPa, or 1 atmosphere (atm).</text:span></text:p>
      <text:p text:style-name="P14"><text:span text:style-name="T11"/></text:p>
      <text:p text:style-name="P14"><text:span text:style-name="T11"><text:tab/></text:span><text:span text:style-name="T21">At STP, 1 mol or 6.02 * 10</text:span><text:span text:style-name="T24">23</text:span><text:span text:style-name="T21"> representative particles, of any gas occupies a volume of 22.4 L.</text:span></text:p>
      <text:p text:style-name="P14"><text:span text:style-name="T21"/></text:p>
      <text:p text:style-name="P14"><text:span text:style-name="T21"><text:tab/></text:span><text:span text:style-name="T12">22.4 L is called the </text:span><text:span text:style-name="T14">molar volume</text:span><text:span text:style-name="T12"> of a gas.</text:span></text:p>
      <text:p text:style-name="P14"><text:span text:style-name="T12"/></text:p>
      <text:p text:style-name="P14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>C</text:span><text:span text:style-name="T10">alculating Volume at STP</text:span></text:p>
      <text:p text:style-name="P14"><text:span text:style-name="T12"/></text:p>
      <text:p text:style-name="P14"><text:span text:style-name="T12"><text:tab/></text:span><text:span text:style-name="T22">volume of gas @ STP = moles of gas * 22.4L / 1 mol</text:span></text:p>
      <text:p text:style-name="P14"><text:span text:style-name="T22"/></text:p>
      <text:p text:style-name="P14"><text:span text:style-name="T22"><text:tab/></text:span><text:span text:style-name="T23">ex:</text:span><text:span text:style-name="T22"> volume of O</text:span><text:span text:style-name="T25">2</text:span><text:span text:style-name="T22"> @ STP = 0.375 mol * 22.4L / 1 mol</text:span></text:p>
      <text:p text:style-name="P14"><text:span text:style-name="T22"><text:tab/><text:tab/><text:tab/> <text:s text:c="4"/>= 8.40 L</text:span></text:p>
      <text:p text:style-name="P14"><text:span text:style-name="T22"/></text:p>
      <text:p text:style-name="P14"><text:span text:style-name="T23">..</text:span></text:p>
      <text:p text:style-name="P14"><text:span text:style-name="T12"/></text:p>
      <text:p text:style-name="P13"><text:span text:style-name="T10">Calculating Molar Mass from Density</text:span></text:p>
      <text:p text:style-name="P13"><text:span text:style-name="T10"/></text:p>
      <text:p text:style-name="P13"><text:span text:style-name="T10"><text:tab/></text:span><text:span text:style-name="T13">molar mass = density at ST * molar volume at STP</text:span></text:p>
      <text:p text:style-name="P13"><text:span text:style-name="T13"/></text:p>
      <text:p text:style-name="P13"><text:span text:style-name="T13"><text:tab/></text:span><text:span text:style-name="T30">grams / mole</text:span><text:span text:style-name="T13"> = </text:span><text:span text:style-name="T5">grams / L</text:span><text:span text:style-name="T13"> * </text:span><text:span text:style-name="T18">22.4L / 1 mol</text:span></text:p>
      <text:p text:style-name="P14"><text:span text:style-name="T12"/></text:p>
      <text:p text:style-name="P12"><text:span text:style-name="T12">..</text:span></text:p>
      <text:p text:style-name="P1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4T16:02:06.822141012</dc:date>
    <meta:editing-duration>PT25M7S</meta:editing-duration>
    <meta:editing-cycles>3</meta:editing-cycles>
    <meta:generator>LibreOffice/4.4.5.2$Linux_X86_64 LibreOffice_project/40$Build-2</meta:generator>
    <meta:document-statistic meta:table-count="0" meta:image-count="0" meta:object-count="0" meta:page-count="2" meta:paragraph-count="32" meta:word-count="279" meta:character-count="1364" meta:non-whitespace-character-count="1073"/>
  </office:meta>
</office:document-meta>
</file>